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2_10-35-38_000.jpg</text:p>
          </table:table-cell>
          <table:table-cell table:style-name="ce19" office:value-type="string">
            <text:p>:m RES 1*2 / free# JVEMV6 68#_54:1 / 68. theoretical-physics(tp) / w=~,topics=準同型,other=~,s=~,i=~,doc=r-3-3~40#3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]=&quot;&quot;;[.C2];CONCATENATE([.C2];&quot; / &quot;;[.E2]))" office:value-type="string" office:string-value=":m RES 1*2 / free# JVEMV6 68#_54:1 / 68. theoretical-physics(tp) / w=~,topics=準同型,other=~,s=~,i=~,doc=r-3-3~40#3">
            <text:p>:m RES 1*2 / free# JVEMV6 68#_54:1 / 68. theoretical-physics(tp) / w=~,topics=準同型,other=~,s=~,i=~,doc=r-3-3~40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2_10-36-01_000.jpg</text:p>
          </table:table-cell>
          <table:table-cell table:style-name="ce19" office:value-type="string">
            <text:p>:m RES 2*2 / free# JVEMV6 68#_54:1 / 68. theoretical-physics(tp) / w=(C^(*)/T~R^(*));,topics=~,other=~,s=~,i=~,doc=r-3-3~40#3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3]=&quot;&quot;;[.C3];CONCATENATE([.C3];&quot; / &quot;;[.E3]))" office:value-type="string" office:string-value=":m RES 2*2 / free# JVEMV6 68#_54:1 / 68. theoretical-physics(tp) / w=(C^(*)/T~R^(*));,topics=~,other=~,s=~,i=~,doc=r-3-3~40#3">
            <text:p>:m RES 2*2 / free# JVEMV6 68#_54:1 / 68. theoretical-physics(tp) / w=(C^(*)/T~R^(*));,topics=~,other=~,s=~,i=~,doc=r-3-3~40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2_10-48-07_000.jpg</text:p>
          </table:table-cell>
          <table:table-cell table:style-name="ce19" office:value-type="string">
            <text:p>:PHOTO 記録用 / @自室前：ベランダ / target=種（たね） occasion=種を植えた species=小かぶ；パセリ,id=2021-08-02_10-48-07_000.jpg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4]=&quot;&quot;;[.C4];CONCATENATE([.C4];&quot; / &quot;;[.E4]))" office:value-type="string" office:string-value=":PHOTO 記録用 / @自室前：ベランダ / target=種（たね） occasion=種を植えた species=小かぶ；パセリ,id=2021-08-02_10-48-07_000.jpg">
            <text:p>:PHOTO 記録用 / @自室前：ベランダ / target=種（たね） occasion=種を植えた species=小かぶ；パセリ,id=2021-08-02_10-48-07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2_12-33-57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2_15-56-41_000.jpg</text:p>
          </table:table-cell>
          <table:table-cell table:style-name="ce19" office:value-type="string">
            <text:p>:m RES 1*1 / free# JVEMV6 68#_54:2 / 68. theoretical-physics(tp) / w=LQG;network;fields,topics=~,other=~,s=~,i=~,doc=r-1-2~1;r-1-2.A-1;r-1-2.A-2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6]=&quot;&quot;;[.C6];CONCATENATE([.C6];&quot; / &quot;;[.E6]))" office:value-type="string" office:string-value=":m RES 1*1 / free# JVEMV6 68#_54:2 / 68. theoretical-physics(tp) / w=LQG;network;fields,topics=~,other=~,s=~,i=~,doc=r-1-2~1;r-1-2.A-1;r-1-2.A-2">
            <text:p>:m RES 1*1 / free# JVEMV6 68#_54:2 / 68. theoretical-physics(tp) / w=LQG;network;fields,topics=~,other=~,s=~,i=~,doc=r-1-2~1;r-1-2.A-1;r-1-2.A-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2_21-07-53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4.522399 E-139-34-54.927978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3_07-12-22_000.jpg</text:p>
          </table:table-cell>
          <table:table-cell table:style-name="ce20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1.569824 E-139-34-40.096435</text:p>
          </table:table-cell>
          <table:table-cell table:style-name="ce38" table:formula="of:=IF([.E8]=&quot;&quot;;[.C8];CONCATENATE([.C8];&quot; / &quot;;[.E8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3_07-21-44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1.446228 E-139-34-43.666992</text:p>
          </table:table-cell>
          <table:table-cell table:style-name="ce38" table:formula="of:=IF([.E9]=&quot;&quot;;[.C9];CONCATENATE([.C9];&quot; / &quot;;[.E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室前：ベランダ / target=種（たね） occasion=種を植えた species=小かぶ；パセリ,id=2021-08-02_10-48-07_000.jpg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08:3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3T08:33:19.55</dc:date>
    <dc:creator>iwabuchi ken</dc:creator>
    <meta:editing-duration>P35DT12H34M2S</meta:editing-duration>
    <meta:editing-cycles>13053</meta:editing-cycles>
    <meta:document-statistic meta:table-count="1" meta:cell-count="425" meta:object-count="0"/>
  </office:meta>
</office:document-meta>
</file>